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9ac" officeooo:paragraph-rsid="001bf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s de Desarro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6:31:28.111000000</meta:creation-date>
    <dc:date>2024-11-27T16:55:57.513000000</dc:date>
    <meta:editing-duration>PT24M31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24.8.3.2$Windows_X86_64 LibreOffice_project/48a6bac9e7e268aeb4c3483fcf825c94556d9f92</meta:generator>
  </office:meta>
</office:document-meta>
</file>